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a2e2" officeooo:paragraph-rsid="0001a2e2"/>
    </style:style>
    <style:style style:name="P2" style:family="paragraph" style:parent-style-name="Standard">
      <style:text-properties officeooo:rsid="000262cb" officeooo:paragraph-rsid="000262cb"/>
    </style:style>
    <style:style style:name="P3" style:family="paragraph" style:parent-style-name="Standard">
      <style:text-properties officeooo:rsid="000410e4" officeooo:paragraph-rsid="000410e4"/>
    </style:style>
    <style:style style:name="P4" style:family="paragraph" style:parent-style-name="Standard">
      <style:text-properties officeooo:rsid="00059fa6" officeooo:paragraph-rsid="00059fa6"/>
    </style:style>
    <style:style style:name="P5" style:family="paragraph" style:parent-style-name="Standard">
      <style:text-properties officeooo:rsid="000cf149" officeooo:paragraph-rsid="000cf149"/>
    </style:style>
    <style:style style:name="P6" style:family="paragraph" style:parent-style-name="Standard">
      <style:text-properties officeooo:rsid="00166acd" officeooo:paragraph-rsid="00166acd"/>
    </style:style>
    <style:style style:name="P7" style:family="paragraph" style:parent-style-name="Standard" style:list-style-name="L1">
      <style:text-properties officeooo:rsid="0001a2e2" officeooo:paragraph-rsid="0001a2e2"/>
    </style:style>
    <style:style style:name="P8" style:family="paragraph" style:parent-style-name="Standard" style:list-style-name="L2">
      <style:text-properties officeooo:rsid="0001a2e2" officeooo:paragraph-rsid="000410e4"/>
    </style:style>
    <style:style style:name="P9" style:family="paragraph" style:parent-style-name="Standard" style:list-style-name="L2">
      <style:text-properties officeooo:rsid="0001a2e2" officeooo:paragraph-rsid="0001a2e2"/>
    </style:style>
    <style:style style:name="P10" style:family="paragraph" style:parent-style-name="Standard" style:list-style-name="L2">
      <style:text-properties officeooo:rsid="000262cb" officeooo:paragraph-rsid="000410e4"/>
    </style:style>
    <style:style style:name="P11" style:family="paragraph" style:parent-style-name="Standard" style:list-style-name="L2">
      <style:text-properties officeooo:rsid="0006beea" officeooo:paragraph-rsid="0006beea"/>
    </style:style>
    <style:style style:name="P12" style:family="paragraph" style:parent-style-name="Standard" style:list-style-name="L2">
      <style:text-properties officeooo:rsid="00031545" officeooo:paragraph-rsid="000410e4"/>
    </style:style>
    <style:style style:name="P13" style:family="paragraph" style:parent-style-name="Standard" style:list-style-name="L3">
      <style:text-properties officeooo:rsid="00059fa6" officeooo:paragraph-rsid="00059fa6"/>
    </style:style>
    <style:style style:name="P14" style:family="paragraph" style:parent-style-name="Standard" style:list-style-name="L4">
      <style:text-properties officeooo:paragraph-rsid="000cf149"/>
    </style:style>
    <style:style style:name="P15" style:family="paragraph" style:parent-style-name="Standard" style:list-style-name="L4">
      <style:text-properties officeooo:rsid="000eb1f7" officeooo:paragraph-rsid="000eb1f7"/>
    </style:style>
    <style:style style:name="P16" style:family="paragraph" style:parent-style-name="Standard" style:list-style-name="L5">
      <style:text-properties officeooo:rsid="00166acd" officeooo:paragraph-rsid="00166acd"/>
    </style:style>
    <style:style style:name="P17" style:family="paragraph" style:parent-style-name="Standard" style:list-style-name="L5">
      <style:text-properties officeooo:rsid="0017c51e" officeooo:paragraph-rsid="0017c51e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190217" officeooo:paragraph-rsid="00190217" style:font-weight-asian="bold" style:font-weight-complex="bold"/>
    </style:style>
    <style:style style:name="P20" style:family="paragraph" style:parent-style-name="Standard">
      <style:text-properties officeooo:rsid="00190217" officeooo:paragraph-rsid="00190217"/>
    </style:style>
    <style:style style:name="T1" style:family="text">
      <style:text-properties officeooo:rsid="000262cb"/>
    </style:style>
    <style:style style:name="T2" style:family="text">
      <style:text-properties officeooo:rsid="000410e4"/>
    </style:style>
    <style:style style:name="T3" style:family="text">
      <style:text-properties officeooo:rsid="0006beea"/>
    </style:style>
    <style:style style:name="T4" style:family="text">
      <style:text-properties officeooo:rsid="00096507"/>
    </style:style>
    <style:style style:name="T5" style:family="text">
      <style:text-properties officeooo:rsid="000b13ca"/>
    </style:style>
    <style:style style:name="T6" style:family="text">
      <style:text-properties officeooo:rsid="000cf149"/>
    </style:style>
    <style:style style:name="T7" style:family="text">
      <style:text-properties officeooo:rsid="00108317"/>
    </style:style>
    <style:style style:name="T8" style:family="text">
      <style:text-properties officeooo:rsid="00148b19"/>
    </style:style>
    <style:style style:name="T9" style:family="text">
      <style:text-properties officeooo:rsid="001902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Version Information</text:p>
      <text:p text:style-name="P19">v1.1.0 ??</text:p>
      <text:p text:style-name="P20">Each new version will commit this file to both document changes and include instructions for installation.</text:p>
      <text:p text:style-name="P3"/>
      <text:p text:style-name="P3">Use “[ROOT]” to identify directories in the site_conf <text:span text:style-name="T3">(cfe5a85e)</text:span>:</text:p>
      <text:list xml:id="list5081250701299674705" text:style-name="L1">
        <text:list-item>
          <text:p text:style-name="P7">prepend.php</text:p>
        </text:list-item>
        <text:list-item>
          <text:p text:style-name="P7">“[ROOT]” to site_conf <text:span text:style-name="T2">directories</text:span></text:p>
        </text:list-item>
      </text:list>
      <text:p text:style-name="P1"/>
      <text:p text:style-name="P3">New config parm “_STASH” to identify where 'stuff' goes <text:span text:style-name="T4">(441c8f17)</text:span>:</text:p>
      <text:list xml:id="list8255287227009332951" text:style-name="L2">
        <text:list-item>
          <text:p text:style-name="P10">save_csv.php</text:p>
        </text:list-item>
        <text:list-item>
          <text:p text:style-name="P10">refresh_csv.php</text:p>
        </text:list-item>
        <text:list-item>
          <text:p text:style-name="P11">upyear_timelog.php</text:p>
        </text:list-item>
        <text:list-item>
          <text:p text:style-name="P12">tables_list.php</text:p>
        </text:list-item>
        <text:list-item>
          <text:p text:style-name="P8">“_<text:span text:style-name="T2">REFRESH” from site_conf (fortunately, not used at Dreamhost)</text:span></text:p>
        </text:list-item>
        <text:list-item>
          <text:p text:style-name="P9">“_<text:span text:style-name="T1">STASH” to site_conf</text:span></text:p>
        </text:list-item>
        <text:list-item>
          <text:p text:style-name="P9">“<text:span text:style-name="T1">refresh” subdir of _STASH (for Save/Refresh; permissions?)</text:span></text:p>
        </text:list-item>
      </text:list>
      <text:p text:style-name="P2"/>
      <text:p text:style-name="P4">Close config.php security <text:span text:style-name="T5">hole</text:span> <text:span text:style-name="T5">(43f04d5a)</text:span>:</text:p>
      <text:list xml:id="list7401497380033736013" text:style-name="L3">
        <text:list-item>
          <text:p text:style-name="P13">config.php</text:p>
        </text:list-item>
      </text:list>
      <text:p text:style-name="P2"/>
      <text:p text:style-name="P5">Logs Pruning <text:span text:style-name="T8">(a90fd440)</text:span>:</text:p>
      <text:list xml:id="list8770003407978088260" text:style-name="L4">
        <text:list-item>
          <text:p text:style-name="P14"><text:span text:style-name="T6">new permit<text:line-break/></text:span>INSERT INTO <text:span text:style-name="T6">&lt;PREFIX&gt;</text:span>d01_permit VALUES (15, 'logs_prune', 'Delete stale logs records', '', 100, '2016-01-04 00:21:46.910543');</text:p>
        </text:list-item>
        <text:list-item>
          <text:p text:style-name="P15">logs_prune.php</text:p>
        </text:list-item>
        <text:list-item>
          <text:p text:style-name="P15">staff.php</text:p>
        </text:list-item>
        <text:list-item>
          <text:p text:style-name="P15">menu_list.php</text:p>
        </text:list-item>
        <text:list-item>
          <text:p text:style-name="P15">“<text:span text:style-name="T7">prunings” subdir of _STASH</text:span></text:p>
        </text:list-item>
      </text:list>
      <text:p text:style-name="Standard"/>
      <text:p text:style-name="P6"><text:span text:style-name="T9">Installation instructions</text:span>:</text:p>
      <text:list xml:id="list3085115157340635741" text:style-name="L5">
        <text:list-item>
          <text:p text:style-name="P16">Add 'refresh' and 'prunings' to _STASH (./DB)</text:p>
        </text:list-item>
        <text:list-item>
          <text:p text:style-name="P16">Insert new permit and assign to ?? <text:span text:style-name="T9">(save d01_permit to .csv)</text:span>.</text:p>
        </text:list-item>
        <text:list-item>
          <text:p text:style-name="P16">'[ROOT]' to site_conf directories</text:p>
        </text:list-item>
        <text:list-item>
          <text:p text:style-name="P16">'_STASH' to site_conf</text:p>
        </text:list-item>
        <text:list-item>
          <text:p text:style-name="P16">Copy prepend.php to appropriate dirs</text:p>
        </text:list-item>
        <text:list-item>
          <text:p text:style-name="P17">New modules:</text:p>
          <text:list>
            <text:list-item>
              <text:p text:style-name="P17">offline/main</text:p>
              <text:list>
                <text:list-item>
                  <text:p text:style-name="P17">config.php</text:p>
                </text:list-item>
                <text:list-item>
                  <text:p text:style-name="P17">logs_prune.php</text:p>
                </text:list-item>
                <text:list-item>
                  <text:p text:style-name="P17">refresh_csv.php</text:p>
                </text:list-item>
                <text:list-item>
                  <text:p text:style-name="P17">save_csv.php</text:p>
                </text:list-item>
                <text:list-item>
                  <text:p text:style-name="P17">upyear_timelog.php</text:p>
                </text:list-item>
              </text:list>
            </text:list-item>
            <text:list-item>
              <text:p text:style-name="P17">offline/lib</text:p>
              <text:list>
                <text:list-item>
                  <text:p text:style-name="P17">menu_list.php</text:p>
                </text:list-item>
                <text:list-item>
                  <text:p text:style-name="P17">staff.php</text:p>
                </text:list-item>
                <text:list-item>
                  <text:p text:style-name="P17">tables_list.php</text:p>
                </text:list-item>
              </text:list>
            </text:list-item>
          </text:list>
        </text:list-item>
      </text:list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6-01-17T16:43:04.531255559</dc:date>
    <meta:editing-duration>PT4H13M54S</meta:editing-duration>
    <meta:editing-cycles>14</meta:editing-cycles>
    <meta:generator>LibreOffice/5.0.2.2$Linux_X86_64 LibreOffice_project/00m0$Build-2</meta:generator>
    <meta:document-statistic meta:table-count="0" meta:image-count="0" meta:object-count="0" meta:page-count="2" meta:paragraph-count="39" meta:word-count="173" meta:character-count="1204" meta:non-whitespace-character-count="1101"/>
  </office:meta>
</office:document-meta>
</file>